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6c64" officeooo:paragraph-rsid="000f6c64"/>
    </style:style>
    <style:style style:name="P2" style:family="paragraph" style:parent-style-name="Standard">
      <style:paragraph-properties fo:text-align="justify" style:justify-single-word="false"/>
      <style:text-properties fo:font-size="14pt" fo:font-weight="bold" officeooo:rsid="000f6c64" officeooo:paragraph-rsid="000f6c64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f6c64" officeooo:paragraph-rsid="000f6c64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officeooo:rsid="000f6c64" officeooo:paragraph-rsid="000f6c64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justify" style:justify-single-word="false"/>
      <style:text-properties fo:font-size="12pt" fo:font-weight="normal" officeooo:rsid="000f6c64" officeooo:paragraph-rsid="0010a8e3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rsid="000f6c64" officeooo:paragraph-rsid="0010a8e3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10a8e3" officeooo:paragraph-rsid="0010a8e3" style:font-size-asian="12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text-align="justify" style:justify-single-word="false"/>
      <style:text-properties fo:font-size="12pt" fo:font-weight="normal" officeooo:rsid="0010a8e3" officeooo:paragraph-rsid="0010a8e3" style:font-size-asian="12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text-align="justify" style:justify-single-word="false"/>
      <style:text-properties fo:font-size="12pt" fo:font-weight="normal" officeooo:rsid="0010a8e3" officeooo:paragraph-rsid="0010ce0d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justify" style:justify-single-word="false"/>
      <style:text-properties fo:font-size="12pt" fo:font-weight="normal" officeooo:rsid="0010a8e3" officeooo:paragraph-rsid="0010a8e3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justify" style:justify-single-word="false"/>
      <style:text-properties fo:font-size="12pt" fo:font-weight="normal" officeooo:rsid="0010ce0d" officeooo:paragraph-rsid="0010ce0d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weight="normal" officeooo:rsid="0010ce0d" officeooo:paragraph-rsid="0010ce0d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weight="normal" officeooo:rsid="00122fbe" officeooo:paragraph-rsid="00122fbe" style:font-size-asian="12pt" style:font-weight-asian="normal" style:font-size-complex="12pt" style:font-weight-complex="normal"/>
    </style:style>
    <style:style style:name="P14" style:family="paragraph" style:parent-style-name="Standard" style:list-style-name="L4">
      <style:paragraph-properties fo:text-align="justify" style:justify-single-word="false"/>
      <style:text-properties fo:font-size="12pt" fo:font-weight="normal" officeooo:rsid="00122fbe" officeooo:paragraph-rsid="00122fbe" style:font-size-asian="12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justify" style:justify-single-word="false"/>
      <style:text-properties fo:font-size="12pt" fo:font-weight="normal" officeooo:rsid="0012ba7d" officeooo:paragraph-rsid="0012ba7d" style:font-size-asian="12pt" style:font-weight-asian="normal" style:font-size-complex="12pt" style:font-weight-complex="normal"/>
    </style:style>
    <style:style style:name="P16" style:family="paragraph" style:parent-style-name="Standard" style:list-style-name="L4">
      <style:paragraph-properties fo:text-align="justify" style:justify-single-word="false"/>
      <style:text-properties fo:font-size="12pt" fo:font-weight="normal" officeooo:rsid="0012ba7d" officeooo:paragraph-rsid="0012ba7d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fo:font-weight="normal" officeooo:rsid="0017c5b1" officeooo:paragraph-rsid="0017c5b1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justify" style:justify-single-word="false"/>
      <style:text-properties officeooo:paragraph-rsid="000f6c64"/>
    </style:style>
    <style:style style:name="P19" style:family="paragraph" style:parent-style-name="Standard" style:list-style-name="L1">
      <style:paragraph-properties fo:text-align="justify" style:justify-single-word="false"/>
      <style:text-properties officeooo:rsid="0010a8e3" officeooo:paragraph-rsid="0010a8e3"/>
    </style:style>
    <style:style style:name="P20" style:family="paragraph" style:parent-style-name="Standard" style:list-style-name="L1">
      <style:paragraph-properties fo:text-align="justify" style:justify-single-word="false"/>
      <style:text-properties officeooo:rsid="0012ba7d" officeooo:paragraph-rsid="0012ba7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ce0d" style:font-weight-asian="bold" style:font-weight-complex="bold"/>
    </style:style>
    <style:style style:name="T3" style:family="text">
      <style:text-properties fo:font-weight="bold" officeooo:rsid="0014dd2e" style:font-weight-asian="bold" style:font-weight-complex="bold"/>
    </style:style>
    <style:style style:name="T4" style:family="text">
      <style:text-properties officeooo:rsid="00104750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0f6c64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104750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10a8e3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10ce0d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16488d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197c81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19af35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1b6c2b" style:font-size-asian="12pt" style:font-weight-asian="normal" style:font-size-complex="12pt" style:font-weight-complex="normal"/>
    </style:style>
    <style:style style:name="T14" style:family="text">
      <style:text-properties officeooo:rsid="00122fbe"/>
    </style:style>
    <style:style style:name="T15" style:family="text">
      <style:text-properties officeooo:rsid="0012ba7d"/>
    </style:style>
    <style:style style:name="T16" style:family="text">
      <style:text-properties officeooo:rsid="0014dd2e"/>
    </style:style>
    <style:style style:name="T17" style:family="text">
      <style:text-properties officeooo:rsid="0016488d"/>
    </style:style>
    <style:style style:name="T18" style:family="text">
      <style:text-properties officeooo:rsid="001c3b7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03cm" fo:text-indent="-0.635cm" fo:margin-left="1.50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38cm" fo:text-indent="-0.635cm" fo:margin-left="2.13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3cm" fo:text-indent="-0.635cm" fo:margin-left="2.77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08cm" fo:text-indent="-0.635cm" fo:margin-left="3.4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43cm" fo:text-indent="-0.635cm" fo:margin-left="4.04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78cm" fo:text-indent="-0.635cm" fo:margin-left="4.67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13cm" fo:text-indent="-0.635cm" fo:margin-left="5.31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48cm" fo:text-indent="-0.635cm" fo:margin-left="5.94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83cm" fo:text-indent="-0.635cm" fo:margin-left="6.58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18cm" fo:text-indent="-0.635cm" fo:margin-left="7.218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Aufgabenbeschreibung und Zielstellung</text:p>
      <text:p text:style-name="P3"/>
      <text:p text:style-name="P3">(Entwurf / <text:span text:style-name="T16">23.06.2017</text:span>)</text:p>
      <text:p text:style-name="P3"/>
      <text:p text:style-name="P2"/>
      <text:p text:style-name="P4"><text:span text:style-name="T1">Projektname</text:span>: AfropaEden</text:p>
      <text:p text:style-name="P4"/>
      <text:p text:style-name="P4"><text:span text:style-name="T1">Projektgeber</text:span>: Afropa e.V.</text:p>
      <text:p text:style-name="P4"/>
      <text:p text:style-name="P4"><text:span text:style-name="T1">Prektausführ</text:span><text:span text:style-name="T3">ung</text:span>: Dr. Martin Schulte-Wissermann</text:p>
      <text:p text:style-name="P4"/>
      <text:p text:style-name="P4"><text:span text:style-name="T1">Projektbeschreibung</text:span>:</text:p>
      <text:p text:style-name="P4"/>
      <text:list xml:id="list917546756611326252" text:style-name="L1">
        <text:list-item>
          <text:p text:style-name="P18"><text:span text:style-name="T6">Der Afropa e.</text:span><text:span text:style-name="T8">V</text:span><text:span text:style-name="T6">. benötigt eine servergestützte Datenbanklösung zur Verwaltung ihrer Arbeit. Innerhalb der Datenbank sollen Datensätze zu sinnhaf</text:span><text:span text:style-name="T11">t</text:span><text:span text:style-name="T6">en Entitäten zusammengefasst und unereinander </text:span><text:span text:style-name="T12">o</text:span><text:span text:style-name="T6">rganisiert sein. </text:span><text:span text:style-name="T7">E</text:span><text:span text:style-name="T6">ine Entität </text:span><text:span text:style-name="T7">kann auch Datum einer anderen Entität sein </text:span><text:span text:style-name="T13">bzw. sollen</text:span><text:span text:style-name="T7"> </text:span><text:span text:style-name="T10">Entitäten </text:span><text:span text:style-name="T13">s</text:span><text:span text:style-name="T10">ich untereinander referenzieren können.</text:span></text:p>
          <text:p text:style-name="P18"><text:span text:style-name="T7"/></text:p>
        </text:list-item>
        <text:list-item>
          <text:p text:style-name="P19"><text:span text:style-name="T7">D</text:span><text:span text:style-name="T5">ie von Afropa e.V. gewünschte Aufteilung der Daten in ca. 5-1</text:span><text:span text:style-name="T10">5</text:span><text:span text:style-name="T5"> Rubriken mit jeweils 5-20 verschiedenen Datenfeldern </text:span><text:span text:style-name="T9">wird vorgenommen. Als Basisrubriken können hier z.B: “Mitarbeiter”, “Freiwillige”, “Wohnorte”, “Einrichtungen”, “Kunden” (Stammdaten, Bildungsdaten, Historie, …), “Termine” angegeben werden. Da momentan die finale Architektur der Datenbank noch nicht absehbar ist, wird die konkrete Etablierung und Organisation der Rubriken in enger Abstimmung zwischen Projektgeber und -nehmer vorgenommen.</text:span></text:p>
          <text:p text:style-name="P19"><text:span text:style-name="T9"/></text:p>
        </text:list-item>
        <text:list-item>
          <text:p text:style-name="P20"><text:span text:style-name="T9">D</text:span><text:span text:style-name="T5">ie Verwendung der Datenbank erfolgt ohne Lizenzgebühren </text:span><text:span text:style-name="T10">(basierend auf Sahana-Eden).</text:span></text:p>
          <text:p text:style-name="P18"><text:span text:style-name="T7"/></text:p>
        </text:list-item>
        <text:list-item>
          <text:p text:style-name="P5"><text:span text:style-name="T4">Die Datenbank soll über eine geeignete graphische Organisationsoberfläche clientseitig bearbeitet und ausgelesen werden können. Zunächst ist ein Einsatz im Intranet geplant - das System soll aber auch voll internetfähig sein. Die Anzahl der Clients soll nicht durch die Software begrenzt sein.</text:span></text:p>
          <text:p text:style-name="P5"/>
        </text:list-item>
        <text:list-item>
          <text:p text:style-name="P5"><text:span text:style-name="T4">Die Zugangsberechtigung zur Datenbank soll nach geeigneten und vom Projektgeber zu definierenden Sicherheitshierarchien differenziert verschiedenen Nutzergruppen zugewiesen werden können.</text:span></text:p>
          <text:p text:style-name="P5"/>
        </text:list-item>
        <text:list-item>
          <text:p text:style-name="P5"><text:span text:style-name="T4">Die Anzahl von Datensätzen und Entitäten soll prinzipiell nicht softwareseitig limitiert sein.</text:span></text:p>
          <text:p text:style-name="P5"/>
        </text:list-item>
        <text:list-item>
          <text:p text:style-name="P5"><text:span text:style-name="T4">Die Ein- und Ausgabe</text:span> <text:span text:style-name="T4">der Datensätze soll sowohl “händisch” als auch über bekannte Formate (Schnittstellen, z.B XML) sowohl bei Eingabe als auch Ausgabe möglich sein.</text:span></text:p>
          <text:p text:style-name="P5"/>
        </text:list-item>
        <text:list-item>
          <text:p text:style-name="P10">Das <text:span text:style-name="T18">A</text:span>ufspielen der Serversoftware sowie der<text:span text:style-name="T18">en</text:span> Konfiguration auf einen (von Afropa e.V. gestellten) Debian-Server.</text:p>
          <text:p text:style-name="P5"/>
        </text:list-item>
      </text:list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7"><text:span text:style-name="T1">Vom Projekt nicht </text:span><text:span text:style-name="T2">umfasst sind</text:span>:</text:p>
      <text:p text:style-name="P7"/>
      <text:list xml:id="list3987073932320810047" text:style-name="L2">
        <text:list-item>
          <text:p text:style-name="P9">Eine Möglichkeit, auf Anwenderseite (Client) die Struktur der Datenbank zu verändern.</text:p>
          <text:p text:style-name="P8"/>
        </text:list-item>
        <text:list-item>
          <text:p text:style-name="P8">Der Server, die <text:span text:style-name="T14">generelle </text:span>Serverbetreuung und die Intranetverbindungen. Insbesondere ist die Netzwerkssicherheit des internen Netzes gegenüber dem Internet nicht Bestandteil dieses Projekts. Jeglicher generelle <text:span text:style-name="T15">Administration</text:span> des Servers <text:s/>ist in Verantwortung des Afropa e.V.</text:p>
          <text:p text:style-name="P8"/>
        </text:list-item>
        <text:list-item>
          <text:p text:style-name="P11">Das Füllen <text:span text:style-name="T14">und Bearbeiten </text:span>der Datenbank.</text:p>
          <text:p text:style-name="P11"/>
        </text:list-item>
        <text:list-item>
          <text:p text:style-name="P15">Backups der Daten.</text:p>
          <text:p text:style-name="P11"/>
        </text:list-item>
      </text:list>
      <text:p text:style-name="P12"/>
      <text:p text:style-name="P13"><text:span text:style-name="T1">Vom Projektgeber wird gestellt</text:span>:</text:p>
      <text:p text:style-name="P13"/>
      <text:list xml:id="list5963728865331110417" text:style-name="L4">
        <text:list-item>
          <text:p text:style-name="P14">Einen Serverzugang per SSH (mit X) oder einen Arbeitsplatz mit physische<text:span text:style-name="T17">m</text:span> Zugang zum Server.</text:p>
          <text:p text:style-name="P14"/>
        </text:list-item>
        <text:list-item>
          <text:p text:style-name="P14">Support bei der Softwareinstallation notwendiger Pakete (bzw. ROOT-Rechte <text:span text:style-name="T17">auf dem Server</text:span>).</text:p>
          <text:p text:style-name="P14"/>
        </text:list-item>
        <text:list-item>
          <text:p text:style-name="P16">Dem Projektgeber ist bewusst, dass es sich bei der verwendeten Software um “freie Software” (CC) handelt. Entwicklungen für dieses Projekt können daher grundsätzlich auch für andere Projekte Verwendung finden.</text:p>
          <text:p text:style-name="P14"/>
        </text:list-item>
      </text:list>
      <text:p text:style-name="P12"/>
      <text:p text:style-name="P13"><text:span text:style-name="T1">Projektzeitraum</text:span>: Ab sofort, <text:span text:style-name="T15">mind. wöchentliche Zwischenstandsberichte/Arbeitsstandsmeetings vor Ort, </text:span>Übergabe eines arbeitsfähigen Systems ASAP (spätestens <text:span text:style-name="T15">bis </text:span>16.07)</text:p>
      <text:p text:style-name="P13"/>
      <text:p text:style-name="P13"><text:span text:style-name="T1">Projektvergütung</text:span>: 500.- Euro pauschal (netto) per Rechnung nach Abschluss der Arbeiten</text:p>
      <text:p text:style-name="P13"/>
      <text:p text:style-name="P13"><text:span text:style-name="T1">Zusatzprojekte</text:span>: Einweisung der Mitarbeiter und mittelfristiger Service/Support sollen später Grundlage weiterer Projekte sein.</text:p>
      <text:p text:style-name="P13"/>
      <text:p text:style-name="P13"/>
      <text:p text:style-name="P17">Dresden, 23.06.2017</text:p>
      <text:p text:style-name="P17">Martin Schulte-Wissermann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4T14:22:24.854636463</meta:creation-date>
    <dc:date>2017-06-25T15:08:40.874858115</dc:date>
    <meta:editing-duration>PT23H24M8S</meta:editing-duration>
    <meta:editing-cycles>11</meta:editing-cycles>
    <meta:generator>LibreOffice/5.1.6.2$Linux_x86 LibreOffice_project/10m0$Build-2</meta:generator>
    <meta:document-statistic meta:table-count="0" meta:image-count="0" meta:object-count="0" meta:page-count="2" meta:paragraph-count="28" meta:word-count="415" meta:character-count="3267" meta:non-whitespace-character-count="2894"/>
  </office:meta>
</office:document-meta>
</file>